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82B000008CA6B55A11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1.64cm"/>
    </style:style>
    <style:style style:name="Таблица1.A1" style:family="table-cell">
      <style:table-cell-properties style:vertical-align="" fo:padding="0cm" fo:border="none"/>
    </style:style>
    <style:style style:name="Таблица1.B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font-size="10pt" fo:language="ru" fo:country="RU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margin-top="0cm" fo:margin-bottom="0cm" fo:text-align="center" style:justify-single-word="false" fo:background-color="#ffffff">
        <style:background-image/>
      </style:paragraph-properties>
      <style:text-properties style:font-name="Times New Roman" fo:font-size="10pt" style:font-size-asian="10pt" style:font-size-complex="10pt"/>
    </style:style>
    <style:style style:name="P6" style:family="paragraph" style:parent-style-name="Text_20_body">
      <style:paragraph-properties fo:margin-top="0cm" fo:margin-bottom="0cm">
        <style:tab-stops/>
      </style:paragraph-properties>
      <style:text-properties fo:font-size="10pt" style:font-size-asian="10pt" style:font-size-complex="10pt"/>
    </style:style>
    <style:style style:name="P7" style:family="paragraph" style:parent-style-name="Text_20_body">
      <style:text-properties fo:font-size="10pt" style:font-size-asian="10pt" style:font-size-complex="10pt"/>
    </style:style>
    <style:style style:name="P8" style:family="paragraph" style:parent-style-name="Без_20_интервала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9" style:family="paragraph" style:parent-style-name="Без_20_интервала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Без_20_интервала">
      <style:text-properties fo:font-size="10pt" style:font-size-asian="10pt" style:font-size-complex="10pt"/>
    </style:style>
    <style:style style:name="P11" style:family="paragraph" style:parent-style-name="Без_20_интервала">
      <style:paragraph-properties fo:break-before="column"/>
      <style:text-properties fo:font-size="10pt" style:font-size-asian="10pt" style:font-size-complex="10pt"/>
    </style:style>
    <style:style style:name="P12" style:family="paragraph" style:parent-style-name="Table_20_Contents">
      <style:text-properties fo:font-size="10pt" style:font-size-asian="10pt" style:font-size-complex="10pt"/>
    </style:style>
    <style:style style:name="P13" style:family="paragraph" style:parent-style-name="ConsPlusNonformat">
      <style:paragraph-properties fo:orphans="2" fo:widows="2"/>
      <style:text-properties fo:font-size="10pt" style:font-size-asian="10pt" style:font-size-complex="10pt"/>
    </style:style>
    <style:style style:name="P14" style:family="paragraph" style:parent-style-name="Text_20_body">
      <style:paragraph-properties fo:line-height="100%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Heading_20_1">
      <style:paragraph-properties fo:margin-top="0cm" fo:margin-bottom="0cm"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16" style:family="paragraph" style:parent-style-name="ConsPlusNonformat">
      <style:paragraph-properties fo:orphans="2" fo:widows="2"/>
      <style:text-properties style:font-name="Times New Roman" fo:font-size="10pt" style:font-size-asian="10pt" style:font-name-complex="Times New Roman" style:font-size-complex="10pt"/>
    </style:style>
    <style:style style:name="P17" style:family="paragraph" style:parent-style-name="ConsPlusNonformat">
      <style:paragraph-properties fo:orphans="2" fo:widows="2"/>
      <style:text-properties style:font-name="Times New Roman" fo:font-size="10pt" style:text-underline-style="solid" style:text-underline-width="auto" style:text-underline-color="font-color" style:font-size-asian="10pt" style:font-name-complex="Times New Roman" style:font-size-complex="10pt"/>
    </style:style>
    <style:style style:name="P18" style:family="paragraph" style:parent-style-name="ConsPlusNonformat">
      <style:paragraph-properties fo:orphans="2" fo:widows="2"/>
      <style:text-properties fo:font-size="10pt" style:font-size-asian="10pt" style:font-size-complex="10pt"/>
    </style:style>
    <style:style style:name="P19" style:family="paragraph" style:parent-style-name="ConsPlusNonformat">
      <style:paragraph-properties fo:orphans="2" fo:widows="2">
        <style:tab-stops>
          <style:tab-stop style:position="9.922cm"/>
        </style:tab-stops>
      </style:paragraph-properties>
      <style:text-properties fo:font-size="10pt" style:font-size-asian="10pt" style:font-size-complex="10pt"/>
    </style:style>
    <style:style style:name="P20" style:family="paragraph">
      <style:paragraph-properties fo:text-align="start"/>
      <style:text-properties style:text-line-through-style="none" style:font-name="Times New Roman1" fo:font-size="10pt" fo:font-style="normal" style:text-underline-style="none" fo:font-weight="normal"/>
    </style:style>
    <style:style style:name="P21" style:family="paragraph">
      <style:paragraph-properties fo:text-align="start"/>
      <style:text-properties style:text-line-through-style="none" fo:font-size="10pt" fo:font-style="normal" style:text-underline-style="none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fo:font-style="normal" style:text-underline-style="none"/>
    </style:style>
    <style:style style:name="P25" style:family="paragraph">
      <style:paragraph-properties fo:text-align="start"/>
      <style:text-properties style:font-name="Times New Roman2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weight-asian="bold"/>
    </style:style>
    <style:style style:name="T6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7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8" style:family="text">
      <style:text-properties style:font-name="Times New Roman" style:font-name-complex="Times New Roman"/>
    </style:style>
    <style:style style:name="T9" style:family="text">
      <style:text-properties style:font-name="Times New Roman" fo:font-weight="bold" style:font-weight-asian="bold" style:font-name-complex="Times New Roman" style:font-weight-complex="bold"/>
    </style:style>
    <style:style style:name="T10" style:family="text">
      <style:text-properties style:font-name="Times New Roman" fo:letter-spacing="-0.014cm"/>
    </style:style>
    <style:style style:name="T11" style:family="text">
      <style:text-properties style:font-name="Times New Roman" fo:letter-spacing="-0.002cm"/>
    </style:style>
    <style:style style:name="T12" style:family="text">
      <style:text-properties style:font-name="Times New Roman" fo:letter-spacing="-0.002cm" style:text-underline-style="solid" style:text-underline-width="auto" style:text-underline-color="font-color"/>
    </style:style>
    <style:style style:name="T13" style:family="text">
      <style:text-properties style:font-name="Times New Roman" fo:letter-spacing="-0.011cm"/>
    </style:style>
    <style:style style:name="T14" style:family="text">
      <style:text-properties style:font-name="Times New Roman" fo:letter-spacing="-0.019cm"/>
    </style:style>
    <style:style style:name="T15" style:family="text">
      <style:text-properties style:font-name="Times New Roman" style:text-underline-style="none"/>
    </style:style>
    <style:style style:name="T16" style:family="text">
      <style:text-properties style:font-name="Times New Roman" fo:font-size="11pt" style:font-size-asian="11pt" style:font-size-complex="11pt"/>
    </style:style>
    <style:style style:name="T17" style:family="text">
      <style:text-properties style:font-name="Times New Roman" fo:font-size="11pt" style:font-size-asian="11pt" style:font-name-complex="Times New Roman" style:font-size-complex="11pt"/>
    </style:style>
    <style:style style:name="T18" style:family="text">
      <style:text-properties style:font-name="Times New Roman" fo:font-size="11pt" fo:language="en" fo:country="US" style:font-size-asian="11pt" style:font-name-complex="Times New Roman" style:font-size-complex="11pt"/>
    </style:style>
    <style:style style:name="T19" style:family="text">
      <style:text-properties style:font-name="Times New Roman" fo:font-size="11pt" style:text-underline-style="solid" style:text-underline-width="auto" style:text-underline-color="font-color" style:font-size-asian="11pt" style:font-name-complex="Times New Roman" style:font-size-complex="11pt"/>
    </style:style>
    <style:style style:name="T20" style:family="text">
      <style:text-properties style:font-name="Times New Roman" fo:font-size="11pt" fo:letter-spacing="-0.011cm" style:font-size-asian="11pt" style:font-size-complex="11pt"/>
    </style:style>
    <style:style style:name="T21" style:family="text">
      <style:text-properties style:font-name="Times New Roman" fo:language="en" fo:country="US" style:font-name-complex="Times New Roman"/>
    </style:style>
    <style:style style:name="T22" style:family="text">
      <style:text-properties fo:color="#000000" style:font-name="Times New Roman" style:font-name-complex="Times New Roman"/>
    </style:style>
    <style:style style:name="T23" style:family="text">
      <style:text-properties fo:font-size="10pt"/>
    </style:style>
    <style:style style:name="T24" style:family="text">
      <style:text-properties fo:font-size="10pt" fo:font-weight="normal" style:font-weight-asian="normal" style:font-weight-complex="normal"/>
    </style:style>
    <style:style style:name="T25" style:family="text">
      <style:text-properties style:font-size-asian="10pt"/>
    </style:style>
    <style:style style:name="T26" style:family="text">
      <style:text-properties style:font-size-complex="10pt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fo:font-size="10pt" style:font-size-asian="10pt" style:font-size-complex="10pt"/>
    </style:style>
    <style:style style:name="T29" style:family="text">
      <style:text-properties fo:language="en" fo:country="US"/>
    </style:style>
    <style:style style:name="T30" style:family="text">
      <style:text-properties style:text-position="super 58%" style:font-name="Times New Roman" fo:font-size="11pt" style:font-size-asian="11pt" style:font-name-complex="Times New Roman" style:font-size-complex="11pt"/>
    </style:style>
    <style:style style:name="T31" style:family="text">
      <style:text-properties style:text-position="super 58%" style:font-name="Times New Roman" style:font-name-complex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solid #c0c0c0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solid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fixed-text form:name="Метка 1" form:control-implementation="ooo:com.sun.star.form.component.FixedText" form:id="control1" form:label="Аппарат:"/>
          <form:fixed-text form:name="Метка 1" form:control-implementation="ooo:com.sun.star.form.component.FixedText" form:id="control2" form:label="Фамилия, имя, отчество:"/>
          <form:fixed-text form:name="Метка 1" form:control-implementation="ooo:com.sun.star.form.component.FixedText" form:id="control3" form:label="Возраст:"/>
          <form:fixed-text form:name="Метка 1" form:control-implementation="ooo:com.sun.star.form.component.FixedText" form:id="control4" form:label="Дата обследования:"/>
          <form:text form:name="ManufacturerModelNam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udyViewprotocolDate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Name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BirthDate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combobox form:name="Поле со списком 1" form:control-implementation="ooo:com.sun.star.form.component.ComboBox" form:id="control10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Аюпова Ф.Х."/>
            <form:item form:label="Серенко Л.В."/>
            <form:item form:label="Гиниатуллина Г.Н."/>
            <form:item form:label="Собирова Г.К."/>
            <form:item form:label="Букина Б.Б."/>
            <form:item form:label="Иригбаева А.Е."/>
            <form:item form:label="Иванова О.И."/>
            <form:item form:label="Бубушкина Л.В."/>
            <form:item form:label="Хозяшева Д.А."/>
            <form:item form:label="Донских А.И."/>
          </form:combobox>
          <form:textarea form:name="StudyViewprotocol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combobox form:name="Поле со списком 1" form:control-implementation="ooo:com.sun.star.form.component.ComboBox" form:id="control12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р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text form:name="Текстовое поле 3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21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о"/>
            <form:item form:label="повышена"/>
            <form:item form:label="понижена"/>
            <form:item form:label="умеренно повышена"/>
            <form:item form:label="смешанная"/>
          </form:combobox>
          <form:combobox form:name="Поле со списком 4" form:control-implementation="ooo:com.sun.star.form.component.ComboBox" form:id="control22" form:dropdown="true" form:size="20" form:current-value="однородная" form:value="однород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нородная"/>
            <form:item form:label="не однородная"/>
          </form:combobox>
          <form:combobox form:name="Поле со списком 4" form:control-implementation="ooo:com.sun.star.form.component.ComboBox" form:id="control23" form:dropdown="true" form:size="20" form:current-value="типичное" form:value="типично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типичное"/>
            <form:item form:label="не типичное"/>
          </form:combobox>
          <form:combobox form:name="Поле со списком 4" form:control-implementation="ooo:com.sun.star.form.component.ComboBox" form:id="control24" form:dropdown="true" form:size="20" form:current-value="четкие" form:value="четки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четкие"/>
            <form:item form:label="не четкие"/>
          </form:combobox>
          <form:combobox form:name="Поле со списком 4" form:control-implementation="ooo:com.sun.star.form.component.ComboBox" form:id="control25" form:dropdown="true" form:size="20" form:current-value="ровные" form:value="ровны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овные"/>
            <form:item form:label="не ровные"/>
          </form:combobox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1" draw:text-style-name="P20" svg:width="1.706cm" svg:height="0.5cm" svg:x="2.039cm" svg:y="4.794cm" draw:control="control1"/>
      <draw:control text:anchor-type="page" text:anchor-page-number="1" draw:z-index="2" draw:style-name="gr1" draw:text-style-name="P20" svg:width="4.493cm" svg:height="0.5cm" svg:x="2.039cm" svg:y="5.793cm" draw:control="control2"/>
      <draw:control text:anchor-type="page" text:anchor-page-number="1" draw:z-index="3" draw:style-name="gr1" draw:text-style-name="P20" svg:width="1.502cm" svg:height="0.5cm" svg:x="11.61cm" svg:y="5.733cm" draw:control="control3"/>
      <draw:control text:anchor-type="page" text:anchor-page-number="1" draw:z-index="4" draw:style-name="gr2" draw:text-style-name="P20" svg:width="3.53cm" svg:height="0.5cm" svg:x="2.039cm" svg:y="5.293cm" draw:control="control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"><draw:frame draw:style-name="fr1" draw:name="Графический объект2" text:anchor-type="paragraph" svg:x="0.31cm" svg:y="0.116cm" svg:width="1.207cm" svg:height="1.309cm" draw:z-index="0"><draw:image xlink:href="Pictures/200000070000082B000008CA6B55A114.svm" xlink:type="simple" xlink:show="embed" xlink:actuate="onLoad"/></draw:frame></text:p>
          </table:table-cell>
          <table:table-cell table:style-name="Таблица1.B1" office:value-type="string">
            <text:p text:style-name="P3">МУЗ «Клиническая городская поликлиника №1»</text:p>
            <text:p text:style-name="P4">Отделение функциональной и УЗ диагностики</text:p>
            <text:p text:style-name="P4">г. Сургут, <text:s/>ул. Студенческая, 18 <text:s/><text:span text:style-name="T2">тел.</text:span> 31-92-27</text:p>
            <text:p text:style-name="P4"><text:s text:c="18"/>ул. Сибирская, 14/2 <text:s/><text:span text:style-name="T2">тел.</text:span> <text:s/>52-56-18 </text:p>
          </table:table-cell>
        </table:table-row>
      </table:table>
      <text:h text:style-name="P15" text:outline-level="1"/>
      <text:h text:style-name="P15" text:outline-level="1">ПРОТОКОЛ</text:h>
      <text:p text:style-name="P5">УЛЬТРАЗВУКОВОГО ИССЛЕДОВАНИЯ ВИЛОЧКОВОЙ ЖЕЛЕЗЫ</text:p>
      <text:p text:style-name="P5"/>
      <text:p text:style-name="P5"><draw:control text:anchor-type="paragraph" draw:z-index="5" draw:style-name="gr3" draw:text-style-name="P21" svg:width="11.875cm" svg:height="0.421cm" svg:x="1.568cm" svg:y="0.203cm" draw:control="control5"/></text:p>
      <text:p text:style-name="P2"><draw:control text:anchor-type="paragraph" draw:z-index="6" draw:style-name="gr3" draw:text-style-name="P21" svg:width="2.664cm" svg:height="0.421cm" svg:x="3.103cm" svg:y="0.295cm" draw:control="control6"/></text:p>
      <text:p text:style-name="P2"><draw:control text:anchor-type="paragraph" draw:z-index="7" draw:style-name="gr3" draw:text-style-name="P21" svg:width="5.529cm" svg:height="0.421cm" svg:x="3.925cm" svg:y="0.307cm" draw:control="control7"/><draw:control text:anchor-type="paragraph" draw:z-index="8" draw:style-name="gr3" draw:text-style-name="P21" svg:width="2.421cm" svg:height="0.421cm" svg:x="11.005cm" svg:y="0.247cm" draw:control="control8"/></text:p>
      <text:p text:style-name="Standard"/>
      <text:p text:style-name="Standard"/>
      <text:p text:style-name="P13"><text:span text:style-name="T8">Размеры: </text:span><text:span text:style-name="T8"><draw:control text:anchor-type="as-char" svg:y="-0.259cm" draw:z-index="13" draw:style-name="gr6" draw:text-style-name="P24" svg:width="0.888cm" svg:height="0.35cm" draw:control="control13"/></text:span><text:bookmark-start text:name="Размеры"/><text:bookmark-end text:name="Размеры"/></text:p>
      <text:p text:style-name="P13"><text:span text:style-name="T8">Объем вилочковой железы </text:span><text:span text:style-name="T8"><draw:control text:anchor-type="as-char" svg:y="-0.259cm" draw:z-index="14" draw:style-name="gr6" draw:text-style-name="P24" svg:width="0.888cm" svg:height="0.35cm" draw:control="control14"/></text:span><text:bookmark-start text:name="ОбщОбъемВилочЖелез"/><text:bookmark-end text:name="ОбщОбъемВилочЖелез"/><text:span text:style-name="T8"> (м</text:span><text:span text:style-name="T31">3</text:span><text:span text:style-name="T8">.) </text:span></text:p>
      <text:p text:style-name="P13"><text:span text:style-name="T8">Масса: </text:span><text:bookmark-start text:name="Масса"/><text:span text:style-name="T8"><draw:control text:anchor-type="as-char" svg:y="-0.259cm" draw:z-index="15" draw:style-name="gr6" draw:text-style-name="P24" svg:width="0.888cm" svg:height="0.35cm" draw:control="control15"/></text:span><text:bookmark-end text:name="Масса"/><text:span text:style-name="T8"> <text:s text:c="4"/></text:span></text:p>
      <text:p text:style-name="P13"><text:span text:style-name="T8">М/</text:span><text:span text:style-name="T21">W</text:span><text:span text:style-name="T8">: </text:span><text:bookmark-start text:name="MW"/><text:span text:style-name="T8"><draw:control text:anchor-type="as-char" svg:y="-0.259cm" draw:z-index="16" draw:style-name="gr6" draw:text-style-name="P24" svg:width="0.888cm" svg:height="0.35cm" draw:control="control16"/></text:span><text:bookmark-end text:name="MW"/></text:p>
      <text:p text:style-name="P13"><text:span text:style-name="T8">Расположение: <text:s/></text:span><text:bookmark-start text:name="Распол"/><text:span text:style-name="T8"><draw:control text:anchor-type="as-char" svg:y="-0.272cm" draw:z-index="23" draw:style-name="gr6" draw:text-style-name="P25" svg:width="2.026cm" svg:height="0.35cm" draw:control="control23"/></text:span><text:bookmark-end text:name="Распол"/><text:span text:style-name="T8"> <text:s/></text:span><text:bookmark-start text:name="РасполТекст"/><text:span text:style-name="T8"><draw:control text:anchor-type="as-char" svg:y="-0.259cm" draw:z-index="17" draw:style-name="gr6" draw:text-style-name="P24" svg:width="0.888cm" svg:height="0.35cm" draw:control="control17"/></text:span><text:bookmark-end text:name="РасполТекст"/></text:p>
      <text:p text:style-name="P13"><text:span text:style-name="T8">Контуры: <text:s/></text:span><text:span text:style-name="T8"><draw:control text:anchor-type="as-char" svg:y="-0.272cm" draw:z-index="24" draw:style-name="gr6" draw:text-style-name="P25" svg:width="1.648cm" svg:height="0.35cm" draw:control="control24"/></text:span><text:span text:style-name="T8"> <text:s/></text:span><text:span text:style-name="T8"><draw:control text:anchor-type="as-char" svg:y="-0.272cm" draw:z-index="25" draw:style-name="gr6" draw:text-style-name="P25" svg:width="1.71cm" svg:height="0.35cm" draw:control="control25"/></text:span><text:bookmark-start text:name="Контуры"/><text:bookmark-end text:name="Контуры"/></text:p>
      <text:p text:style-name="P13"><text:span text:style-name="T8">Эхогенность: <text:s/></text:span><text:bookmark-start text:name="Эхогенность"/><text:span text:style-name="T8"><draw:control text:anchor-type="as-char" svg:y="-0.272cm" draw:z-index="21" draw:style-name="gr6" draw:text-style-name="P25" svg:width="1.915cm" svg:height="0.35cm" draw:control="control21"/></text:span><text:bookmark-end text:name="Эхогенность"/><text:span text:style-name="T8"> <text:s/></text:span><text:bookmark-start text:name="ЭхогенТекст"/><text:span text:style-name="T8"><draw:control text:anchor-type="as-char" svg:y="-0.259cm" draw:z-index="18" draw:style-name="gr6" draw:text-style-name="P24" svg:width="0.888cm" svg:height="0.35cm" draw:control="control18"/></text:span><text:bookmark-end text:name="ЭхогенТекст"/></text:p>
      <text:p text:style-name="P13"><text:span text:style-name="T8">Структура: <text:s/></text:span><text:bookmark-start text:name="Структура"/><text:span text:style-name="T8"><draw:control text:anchor-type="as-char" svg:y="-0.272cm" draw:z-index="22" draw:style-name="gr6" draw:text-style-name="P25" svg:width="2.216cm" svg:height="0.35cm" draw:control="control22"/></text:span><text:bookmark-end text:name="Структура"/><text:span text:style-name="T8"> <text:s/></text:span><text:bookmark-start text:name="СтрукТекст"/><text:span text:style-name="T8"><draw:control text:anchor-type="as-char" svg:y="-0.259cm" draw:z-index="19" draw:style-name="gr6" draw:text-style-name="P24" svg:width="0.888cm" svg:height="0.35cm" draw:control="control19"/></text:span><text:bookmark-end text:name="СтрукТекст"/></text:p>
      <text:p text:style-name="P16"/>
      <text:p text:style-name="P13"><text:span text:style-name="T7">Комментарии: </text:span><text:bookmark-start text:name="Коментарии"/><text:span text:style-name="T7"><draw:control text:anchor-type="as-char" svg:y="-0.259cm" draw:z-index="20" draw:style-name="gr6" draw:text-style-name="P24" svg:width="14.765cm" svg:height="0.775cm" draw:control="control20"/></text:span><text:bookmark-end text:name="Коментарии"/></text:p>
      <text:p text:style-name="P17"/>
      <text:p text:style-name="P14"><draw:control text:anchor-type="paragraph" draw:z-index="11" draw:style-name="gr3" draw:text-style-name="P23" svg:width="14.87cm" svg:height="1.186cm" svg:x="2.133cm" svg:y="0.111cm" draw:control="control11"/>Заключение: </text:p>
      <text:p text:style-name="P7"/>
      <text:p text:style-name="P7"/>
      <text:p text:style-name="P7"><draw:control text:anchor-type="paragraph" draw:z-index="9" draw:style-name="gr4" draw:text-style-name="P22" svg:width="0.003cm" svg:height="0.003cm" svg:x="0cm" svg:y="0cm" draw:control="control9"/>Врач: <draw:control text:anchor-type="as-char" draw:z-index="12" draw:style-name="gr5" draw:text-style-name="P22" svg:width="4.67cm" svg:height="0.421cm" draw:control="control12"/></text:p>
      <text:p text:style-name="P6">Медицинский регистратор: <draw:control text:anchor-type="as-char" draw:z-index="10" draw:style-name="gr5" draw:text-style-name="P22" svg:width="4.67cm" svg:height="0.421cm" draw:control="control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size="11pt" fo:language="ru" fo:country="RU" style:font-name-asian="Arial" style:font-size-asian="11pt" style:font-name-complex="Calibri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size="10pt" fo:language="ru" fo:country="RU" style:font-name-asian="SimSun" style:font-size-asian="10pt" style:language-asian="zh" style:country-asian="CN" style:font-name-complex="Courier New" style:font-size-complex="10pt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29cm" fo:margin-bottom="1.26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11-02T17:14:08.96</dc:date>
    <dc:creator>Дмитрий Деренок</dc:creator>
    <meta:editing-duration>PT14H50M04S</meta:editing-duration>
    <meta:editing-cycles>39</meta:editing-cycles>
    <meta:generator>OpenOffice.org/3.2$Win32 OpenOffice.org_project/320m12$Build-9483</meta:generator>
    <meta:document-statistic meta:table-count="1" meta:image-count="1" meta:object-count="0" meta:page-count="1" meta:paragraph-count="18" meta:word-count="44" meta:character-count="425"/>
  </office:meta>
</office:document-meta>
</file>